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6e46f" officeooo:paragraph-rsid="0006e46f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true"/>
      <style:text-properties officeooo:rsid="0006e46f" officeooo:paragraph-rsid="0006e46f"/>
    </style:style>
    <style:style style:name="P3" style:family="paragraph" style:parent-style-name="Standard">
      <style:text-properties officeooo:rsid="00089fc5" officeooo:paragraph-rsid="00089fc5"/>
    </style:style>
    <style:style style:name="P4" style:family="paragraph" style:parent-style-name="Standard">
      <style:text-properties officeooo:rsid="00089fc5" officeooo:paragraph-rsid="00159ef1"/>
    </style:style>
    <style:style style:name="P5" style:family="paragraph" style:parent-style-name="Standard">
      <style:text-properties officeooo:rsid="000a89bd" officeooo:paragraph-rsid="000a89bd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true"/>
      <style:text-properties officeooo:rsid="00140f34" officeooo:paragraph-rsid="00140f34"/>
    </style:style>
    <style:style style:name="P7" style:family="paragraph" style:parent-style-name="Standard">
      <style:text-properties officeooo:rsid="00159ef1" officeooo:paragraph-rsid="00159ef1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true"/>
      <style:text-properties officeooo:rsid="00159ef1" officeooo:paragraph-rsid="00159ef1"/>
    </style:style>
    <style:style style:name="P9" style:family="paragraph" style:parent-style-name="Standard">
      <style:paragraph-properties fo:text-align="center" style:justify-single-word="false"/>
      <style:text-properties officeooo:rsid="00159ef1" officeooo:paragraph-rsid="00252a00"/>
    </style:style>
    <style:style style:name="P10" style:family="paragraph" style:parent-style-name="Standard">
      <style:paragraph-properties fo:text-align="end" style:justify-single-word="false"/>
      <style:text-properties officeooo:rsid="00159ef1" officeooo:paragraph-rsid="00159ef1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true"/>
      <style:text-properties fo:font-size="16pt" officeooo:rsid="00089fc5" officeooo:paragraph-rsid="00159ef1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0a89bd" officeooo:paragraph-rsid="000a89bd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3pt" officeooo:rsid="0015aff7" officeooo:paragraph-rsid="0015aff7" style:font-size-asian="13pt" style:font-size-complex="13pt"/>
    </style:style>
    <style:style style:name="P14" style:family="paragraph" style:parent-style-name="Standard">
      <style:text-properties fo:font-size="13pt" officeooo:rsid="00089fc5" officeooo:paragraph-rsid="00089fc5" style:font-size-asian="13pt" style:font-size-complex="13pt"/>
    </style:style>
    <style:style style:name="P15" style:family="paragraph" style:parent-style-name="Standard">
      <style:text-properties fo:font-size="14pt" officeooo:rsid="00089fc5" officeooo:paragraph-rsid="00089fc5" style:font-size-asian="14pt" style:font-size-complex="14pt"/>
    </style:style>
    <style:style style:name="T1" style:family="text">
      <style:text-properties officeooo:rsid="000a89bd"/>
    </style:style>
    <style:style style:name="T2" style:family="text">
      <style:text-properties officeooo:rsid="000d0267"/>
    </style:style>
    <style:style style:name="T3" style:family="text">
      <style:text-properties officeooo:rsid="00100d8c"/>
    </style:style>
    <style:style style:name="T4" style:family="text">
      <style:text-properties officeooo:rsid="001104be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и и высшего образования Российской Федерации</text:p>
      <text:p text:style-name="P6"/>
      <text:p text:style-name="P6"/>
      <text:p text:style-name="P6">Федеральное государтсвенное бюджетное образовательное учреждение высшего образования Московский Авиационный <text:s/>институт (национальный исследовательский университет)</text:p>
      <text:p text:style-name="P6"/>
      <text:p text:style-name="P8">Филиал “РКТ” МАИ в г. Химки Московской области</text:p>
      <text:p text:style-name="P2"/>
      <text:p text:style-name="P11">Влияние компьютерной зависимости на здоровье человека</text:p>
      <text:p text:style-name="P4"/>
      <text:p text:style-name="P4"/>
      <text:p text:style-name="P9">ИССЛЕДОВАТЕЛЬСКИЙ ПРОЕКТ </text:p>
      <text:p text:style-name="P9">по основам проектной деятельности</text:p>
      <text:p text:style-name="P7"/>
      <text:p text:style-name="P10">Выполнил: студент</text:p>
      <text:p text:style-name="P10"/>
      <text:p text:style-name="P10">Группы: ИСП12-22</text:p>
      <text:p text:style-name="P10"/>
      <text:p text:style-name="P10">Товмасян Артём Араикович</text:p>
      <text:p text:style-name="P1"/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СОДЕРЖАНИЕ</text:p>
      <text:p text:style-name="P1"/>
      <text:p text:style-name="P1">Введение…………...…………………………………………………………………………………….3</text:p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2">Введение</text:p>
      <text:p text:style-name="P12"/>
      <text:p text:style-name="P5"><text:s/>В <text:span text:style-name="T2">настоящий момент существует множество видов зависимостей и с каждым днём их становится всё больше. Одной из новых зависимостей является компьютерная зависимость, к которой часто относят и игровую зависимость. </text:span><text:span text:style-name="T3">В данный момент данная проблема является крайне актуальной, но при этом она не так подробно изучена.</text:span></text:p>
      <text:p text:style-name="P5"><text:s/><text:span text:style-name="T4">В данном реферате я постараюсь найти полезную информацию из доступных мне источников и преподнести её в наиболее доступной форме.</text:span></text:p>
      <text:p text:style-name="P1"/>
      <text:p text:style-name="P3"><text:span text:style-name="T6">Тема исследования</text:span>: Влияние компьютерной зависимости на здоровье человека.</text:p>
      <text:p text:style-name="P3"/>
      <text:p text:style-name="P3"><text:span text:style-name="T6">Цель исследования</text:span>: Выявить какое влияние на здоровье человека оказывает компьютерная зависимость.</text:p>
      <text:p text:style-name="P3"/>
      <text:p text:style-name="P3"><text:span text:style-name="T6">Объект исследования</text:span><text:span text:style-name="T7">:</text:span> Компьютерная зависимость.</text:p>
      <text:p text:style-name="P3"/>
      <text:p text:style-name="P3"><text:span text:style-name="T6">Предмет исследовния</text:span>: Влияние компьютерной зависимости на здоровье человека.</text:p>
      <text:p text:style-name="P3"/>
      <text:p text:style-name="P3"/>
      <text:p text:style-name="P15">Задачи исследования:</text:p>
      <text:p text:style-name="P3"/>
      <text:p text:style-name="P14">1. Дать определение компьютерной зависимости</text:p>
      <text:p text:style-name="P14"/>
      <text:p text:style-name="P14">2. <text:span text:style-name="T1">Выделить причины появления компьютерной зависимости</text:span></text:p>
      <text:p text:style-name="P14"/>
      <text:p text:style-name="P14">3. Определить влияние компьютерной зависимости на здоровье человек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8:19:02.865868739</meta:creation-date>
    <dc:date>2022-12-05T20:00:36.424391573</dc:date>
    <meta:editing-duration>PT1H41M22S</meta:editing-duration>
    <meta:editing-cycles>21</meta:editing-cycles>
    <meta:generator>LibreOffice/7.4.2.3$Linux_X86_64 LibreOffice_project/40$Build-3</meta:generator>
    <meta:document-statistic meta:table-count="0" meta:image-count="0" meta:object-count="0" meta:page-count="3" meta:paragraph-count="22" meta:word-count="166" meta:character-count="1421" meta:non-whitespace-character-count="1273"/>
  </office:meta>
</office:document-meta>
</file>